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46cm"/>
    </style:style>
    <style:style style:name="co3" style:family="table-column">
      <style:table-column-properties fo:break-before="auto" style:column-width="9.6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41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a6"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omStack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mplexidade Assintótica de Tempo e Espaço da CustomStac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Complexidade de Tempo </text:p>
          </table:table-cell>
          <table:table-cell table:style-name="ce5" office:value-type="string" calcext:value-type="string">
            <text:p>Complexidade de Espaço 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PUSH</text:p>
          </table:table-cell>
          <table:table-cell table:style-name="ce6" office:value-type="string" calcext:value-type="string">
            <text:p>O(1) </text:p>
          </table:table-cell>
          <table:table-cell table:style-name="ce9" office:value-type="string" calcext:value-type="string">
            <text:p>O(1) por operação 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A operação de push envolve criar um novo nó e atualizá-lo como o novo topo da pilha. Ambos são feitos em tempo constante, independentemente do número de elementos na pilha. </text:p>
          </table:table-cell>
          <table:table-cell table:style-name="ce8" office:value-type="string" calcext:value-type="string">
            <text:p>A operação de push utiliza um espaço constante adicional para o novo nó a ser adicionado, que é independente do tamanho da pilha. No entanto, ao considerar a pilha como um todo, a complexidade de espaço será O(n), onde n é o número total de elementos na pilha. 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POP</text:p>
          </table:table-cell>
          <table:table-cell table:style-name="ce6" office:value-type="string" calcext:value-type="string">
            <text:p>O(1) </text:p>
          </table:table-cell>
          <table:table-cell table:style-name="ce9" office:value-type="string" calcext:value-type="string">
            <text:p>O(1) </text:p>
          </table:table-cell>
        </table:table-row>
        <table:table-row table:style-name="ro2">
          <table:table-cell/>
          <table:covered-table-cell table:style-name="ce4"/>
          <table:table-cell table:style-name="ce8" office:value-type="string" calcext:value-type="string">
            <text:p>A operação de pop envolve simplesmente atualizar o ponteiro do topo da pilha para o próximo nó. Isso é feito em tempo constante, independentemente do número de elementos na pilha. </text:p>
          </table:table-cell>
          <table:table-cell table:style-name="ce10" office:value-type="string" calcext:value-type="string">
            <text:p>A operação de pop não utiliza espaço adicional, exceto uma quantidade constante de memória para armazenar temporariamente o valor removido. </text:p>
          </table:table-cell>
        </table:table-row>
      </table:table>
      <table:table table:name="CustomQueue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omplexidade Assintótica de Tempo e Espaço da CustomQueu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Complexidade de Tempo </text:p>
          </table:table-cell>
          <table:table-cell table:style-name="ce5" office:value-type="string" calcext:value-type="string">
            <text:p>Complexidade de Espaço 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ENQUEUE</text:p>
          </table:table-cell>
          <table:table-cell office:value-type="string" calcext:value-type="string">
            <text:p>O(1) </text:p>
          </table:table-cell>
          <table:table-cell office:value-type="string" calcext:value-type="string">
            <text:p>O(1) por operação 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A operação de enqueue envolve adicionar um novo nó ao fim da fila e atualizar o ponteiro rear. Isso é feito em tempo constante, independentemente do número de elementos na fila.</text:p>
          </table:table-cell>
          <table:table-cell table:style-name="ce10" office:value-type="string" calcext:value-type="string">
            <text:p>A operação de enqueue utiliza um espaço constante adicional para o novo nó a ser adicionado. No entanto, ao considerar a fila como um todo, a complexidade de espaço será O(n), onde n é o número total de elementos na fila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DEQUEUE</text:p>
          </table:table-cell>
          <table:table-cell table:number-columns-repeated="2" office:value-type="string" calcext:value-type="string">
            <text:p>O(1) </text:p>
          </table:table-cell>
        </table:table-row>
        <table:table-row table:style-name="ro3">
          <table:table-cell/>
          <table:covered-table-cell table:style-name="ce4"/>
          <table:table-cell table:style-name="ce10" office:value-type="string" calcext:value-type="string">
            <text:p>A operação de dequeue envolve remover o nó da frente da fila e atualizar o ponteiro front. Isso é feito em tempo constante, independentemente do número de elementos na fila.</text:p>
          </table:table-cell>
          <table:table-cell table:style-name="ce10" office:value-type="string" calcext:value-type="string">
            <text:p>A operação de dequeue não utiliza espaço adicional, exceto uma quantidade constante de memória para armazenar temporariamente o valor removido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REAR</text:p>
          </table:table-cell>
          <table:table-cell table:number-columns-repeated="2" office:value-type="string" calcext:value-type="string">
            <text:p>O(1) </text:p>
          </table:table-cell>
        </table:table-row>
        <table:table-row table:style-name="ro3">
          <table:table-cell/>
          <table:covered-table-cell table:style-name="ce4"/>
          <table:table-cell table:style-name="ce10" office:value-type="string" calcext:value-type="string">
            <text:p>A operação de rear envolve acessar o valor do nó no fim da fila. Isso é feito em tempo constante, independentemente do número de elementos na fila.</text:p>
          </table:table-cell>
          <table:table-cell table:style-name="ce10" office:value-type="string" calcext:value-type="string">
            <text:p>A operação de rear não utiliza espaço adicional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FRONT</text:p>
          </table:table-cell>
          <table:table-cell table:number-columns-repeated="2" office:value-type="string" calcext:value-type="string">
            <text:p>O(1) </text:p>
          </table:table-cell>
        </table:table-row>
        <table:table-row table:style-name="ro3">
          <table:table-cell/>
          <table:covered-table-cell table:style-name="ce4"/>
          <table:table-cell table:style-name="ce10" office:value-type="string" calcext:value-type="string">
            <text:p>A operação de front envolve acessar o valor do nó na frente da fila. Isso é feito em tempo constante, independentemente do número de elementos na fila.</text:p>
          </table:table-cell>
          <table:table-cell table:style-name="ce10" office:value-type="string" calcext:value-type="string">
            <text:p>A operação de front não utiliza espaço adicional.</text:p>
          </table:table-cell>
        </table:table-row>
      </table:table>
      <table:table table:name="CustomLinkedLis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omplexidade Assintótica de Tempo e Espaço da CustomLinkedList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Complexidade de Tempo </text:p>
          </table:table-cell>
          <table:table-cell table:style-name="ce5" office:value-type="string" calcext:value-type="string">
            <text:p>Complexidade de Espaço 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PUSH</text:p>
          </table:table-cell>
          <table:table-cell office:value-type="string" calcext:value-type="string">
            <text:p>O(n) </text:p>
          </table:table-cell>
          <table:table-cell office:value-type="string" calcext:value-type="string">
            <text:p>O(1) por operação 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A operação de push percorre a lista inteira para encontrar o último nó e adicionar um novo nó ao fim. No pior caso, isso requer tempo proporcional ao número de elementos na lista (n).</text:p>
          </table:table-cell>
          <table:table-cell table:style-name="ce10" office:value-type="string" calcext:value-type="string">
            <text:p>A operação de push utiliza um espaço constante adicional para o novo nó a ser adicionado. No entanto, ao considerar a lista como um todo, a complexidade de espaço será O(n), onde n é o número total de elementos na lista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POP</text:p>
          </table:table-cell>
          <table:table-cell office:value-type="string" calcext:value-type="string">
            <text:p>O(n) </text:p>
          </table:table-cell>
          <table:table-cell office:value-type="string" calcext:value-type="string">
            <text:p>O(1) </text:p>
          </table:table-cell>
        </table:table-row>
        <table:table-row table:style-name="ro3">
          <table:table-cell/>
          <table:covered-table-cell table:style-name="ce4"/>
          <table:table-cell table:style-name="ce10" office:value-type="string" calcext:value-type="string">
            <text:p>A operação de pop percorre a lista inteira para encontrar o penúltimo nó e remover o último nó. No pior caso, isso requer tempo proporcional ao número de elementos na lista (n).</text:p>
          </table:table-cell>
          <table:table-cell table:style-name="ce10" office:value-type="string" calcext:value-type="string">
            <text:p>A operação de pop não utiliza espaço adicional significativo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INSERT</text:p>
          </table:table-cell>
          <table:table-cell office:value-type="string" calcext:value-type="string">
            <text:p>O(n) </text:p>
          </table:table-cell>
          <table:table-cell office:value-type="string" calcext:value-type="string">
            <text:p>O(1) <text:s/>por operação</text:p>
          </table:table-cell>
        </table:table-row>
        <table:table-row table:style-name="ro3">
          <table:table-cell/>
          <table:covered-table-cell table:style-name="ce4"/>
          <table:table-cell table:style-name="ce10" office:value-type="string" calcext:value-type="string">
            <text:p>A operação de insert precisa percorrer a lista até a posição indicada para inserir um novo nó. No pior caso, isso requer tempo proporcional ao número de elementos na lista (n).</text:p>
          </table:table-cell>
          <table:table-cell table:style-name="ce10" office:value-type="string" calcext:value-type="string">
            <text:p>A operação de insert utiliza um espaço constante adicional para o novo nó a ser inserido. No entanto, ao considerar a lista como um todo, a complexidade de espaço será O(n), onde n é o número total de elementos na lista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REMOVE</text:p>
          </table:table-cell>
          <table:table-cell office:value-type="string" calcext:value-type="string">
            <text:p>O(n) </text:p>
          </table:table-cell>
          <table:table-cell office:value-type="string" calcext:value-type="string">
            <text:p>O(1) </text:p>
          </table:table-cell>
        </table:table-row>
        <table:table-row table:style-name="ro3">
          <table:table-cell/>
          <table:covered-table-cell table:style-name="ce4"/>
          <table:table-cell table:style-name="ce10" office:value-type="string" calcext:value-type="string">
            <text:p>A operação de remove precisa percorrer a lista até a posição indicada para remover um nó. No pior caso, isso requer tempo proporcional ao número de elementos na lista (n).</text:p>
          </table:table-cell>
          <table:table-cell table:style-name="ce10" office:value-type="string" calcext:value-type="string">
            <text:p>A operação de remove não utiliza espaço adicional significativo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ELEMENTAT</text:p>
          </table:table-cell>
          <table:table-cell office:value-type="string" calcext:value-type="string">
            <text:p>O(n) </text:p>
          </table:table-cell>
          <table:table-cell office:value-type="string" calcext:value-type="string">
            <text:p>O(1) </text:p>
          </table:table-cell>
        </table:table-row>
        <table:table-row table:style-name="ro2">
          <table:table-cell/>
          <table:covered-table-cell table:style-name="ce4"/>
          <table:table-cell table:style-name="ce10" office:value-type="string" calcext:value-type="string">
            <text:p>A operação de elementAt precisa percorrer a lista até a posição indicada para retornar o nó correspondente. No pior caso, isso requer tempo proporcional ao número de elementos na lista (n).</text:p>
          </table:table-cell>
          <table:table-cell table:style-name="ce10" office:value-type="string" calcext:value-type="string">
            <text:p>A operação de elementAt não utiliza espaço adicional significativo.</text:p>
          </table:table-cell>
        </table:table-row>
      </table:table>
      <table:table table:name="CustomHashMap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omplexidade Assintótica de Tempo e Espaço da CustomHashMap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Complexidade de Tempo </text:p>
          </table:table-cell>
          <table:table-cell table:style-name="ce5" office:value-type="string" calcext:value-type="string">
            <text:p>Complexidade de Espaço 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PUT</text:p>
          </table:table-cell>
          <table:table-cell office:value-type="string" calcext:value-type="string">
            <text:p>O(1) em média</text:p>
          </table:table-cell>
          <table:table-cell office:value-type="string" calcext:value-type="string">
            <text:p>O(n)</text:p>
          </table:table-cell>
        </table:table-row>
        <table:table-row table:style-name="ro4">
          <table:table-cell/>
          <table:covered-table-cell table:style-name="ce4"/>
          <table:table-cell table:style-name="ce7" office:value-type="string" calcext:value-type="string">
            <text:p>O(n) no pior caso (em caso de muitas colisões).</text:p>
          </table:table-cell>
          <table:table-cell table:style-name="ce10" office:value-type="string" calcext:value-type="string">
            <text:p>Onde n é o número de elementos na tabela (tamanho máximo de 10 entradas + elementos na lista encadeada em caso de colisões)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DELETE</text:p>
          </table:table-cell>
          <table:table-cell office:value-type="string" calcext:value-type="string">
            <text:p>O(1) em média</text:p>
          </table:table-cell>
          <table:table-cell office:value-type="string" calcext:value-type="string">
            <text:p>O(n)</text:p>
          </table:table-cell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O(n) no pior caso (em caso de muitas colisões).</text:p>
          </table:table-cell>
          <table:table-cell table:style-name="ce10" office:value-type="string" calcext:value-type="string">
            <text:p>Onde n é o número de elementos na tabela (tamanho máximo de 10 entradas + elementos na lista encadeada em caso de colisões)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GET</text:p>
          </table:table-cell>
          <table:table-cell office:value-type="string" calcext:value-type="string">
            <text:p>O(1) em média</text:p>
          </table:table-cell>
          <table:table-cell office:value-type="string" calcext:value-type="string">
            <text:p>O(n)</text:p>
          </table:table-cell>
        </table:table-row>
        <table:table-row table:style-name="ro4">
          <table:table-cell/>
          <table:covered-table-cell table:style-name="ce4"/>
          <table:table-cell table:style-name="ce10" office:value-type="string" calcext:value-type="string">
            <text:p><text:s/>O(n) no pior caso (em caso de muitas colisões).</text:p>
          </table:table-cell>
          <table:table-cell table:style-name="ce10" office:value-type="string" calcext:value-type="string">
            <text:p>Onde n é o número de elementos na tabela (tamanho máximo de 10 entradas + elementos na lista encadeada em caso de colisões).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CLEAR</text:p>
          </table:table-cell>
          <table:table-cell office:value-type="string" calcext:value-type="string">
            <text:p>O(1) </text:p>
          </table:table-cell>
          <table:table-cell office:value-type="string" calcext:value-type="string">
            <text:p>O(n)</text:p>
          </table:table-cell>
        </table:table-row>
        <table:table-row table:style-name="ro4">
          <table:table-cell/>
          <table:covered-table-cell table:style-name="ce4"/>
          <table:table-cell table:style-name="ce10"/>
          <table:table-cell table:style-name="ce10" office:value-type="string" calcext:value-type="string">
            <text:p>Onde n é o número de elementos na tabela (tamanho máximo de 10 entradas + elementos na lista encadeada em caso de colisões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1T12:06:16.215000000</dc:date>
    <meta:editing-duration>PT43M20S</meta:editing-duration>
    <meta:editing-cycles>7</meta:editing-cycles>
    <meta:generator>LibreOffice/7.4.2.3$Windows_X86_64 LibreOffice_project/382eef1f22670f7f4118c8c2dd222ec7ad009daf</meta:generator>
    <meta:document-statistic meta:table-count="4" meta:cell-count="86" meta:object-count="0"/>
  </office:meta>
</office:document-meta>
</file>